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Alef" fo:font-size="11pt" fo:font-weight="bold" officeooo:rsid="001bc0c8" officeooo:paragraph-rsid="001bc0c8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bold" officeooo:rsid="001bc0c8" officeooo:paragraph-rsid="001bc0c8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bold" officeooo:paragraph-rsid="001bc0c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bold" officeooo:paragraph-rsid="001cb1b4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bold" officeooo:paragraph-rsid="001e5894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bold" officeooo:paragraph-rsid="0024a497" style:font-size-asian="11pt" style:font-weight-asian="bold" style:font-size-complex="11pt" style:font-weight-complex="bold"/>
    </style:style>
    <style:style style:name="P7" style:family="paragraph" style:parent-style-name="Standard" style:list-style-name="L17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bold" officeooo:paragraph-rsid="0024a497" style:font-size-asian="11pt" style:font-weight-asian="bold" style:font-size-complex="11pt" style:font-weight-complex="bold"/>
    </style:style>
    <style:style style:name="P8" style:family="paragraph" style:parent-style-name="Standard" style:list-style-name="L20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bold" officeooo:paragraph-rsid="0024a497" style:font-size-asian="11pt" style:font-weight-asian="bold" style:font-size-complex="11pt" style:font-weight-complex="bold"/>
    </style:style>
    <style:style style:name="P9" style:family="paragraph" style:parent-style-name="Standard" style:list-style-name="L22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bold" officeooo:paragraph-rsid="0024a497" style:font-size-asian="11pt" style:font-weight-asian="bold" style:font-size-complex="11pt" style:font-weight-complex="bold"/>
    </style:style>
    <style:style style:name="P10" style:family="paragraph" style:parent-style-name="Standard" style:list-style-name="L25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bold" officeooo:paragraph-rsid="0024a497" style:font-size-asian="11pt" style:font-weight-asian="bold" style:font-size-complex="11pt" style:font-weight-complex="bold"/>
    </style:style>
    <style:style style:name="P11" style:family="paragraph" style:parent-style-name="Standard" style:list-style-name="L27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bold" officeooo:paragraph-rsid="0024a497" style:font-size-asian="11pt" style:font-weight-asian="bold" style:font-size-complex="11pt" style:font-weight-complex="bold"/>
    </style:style>
    <style:style style:name="P12" style:family="paragraph" style:parent-style-name="Standard" style:list-style-name="L28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bold" officeooo:paragraph-rsid="0024a497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.101cm" fo:margin-bottom="0.101cm" style:contextual-spacing="false" fo:line-height="100%" fo:text-align="center" style:justify-single-word="false" fo:break-before="page"/>
      <style:text-properties style:font-name="Alef" fo:font-size="11pt" fo:font-weight="bold" officeooo:paragraph-rsid="001cb1b4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.201cm" fo:margin-bottom="0.201cm" style:contextual-spacing="false" fo:line-height="100%" fo:text-align="center" style:justify-single-word="false"/>
      <style:text-properties style:font-name="Alef" fo:font-size="11pt" fo:font-weight="bold" officeooo:paragraph-rsid="00222794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bold" officeooo:rsid="001cb1b4" officeooo:paragraph-rsid="001cb1b4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bold" officeooo:rsid="001e5894" officeooo:paragraph-rsid="001e5894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bold" officeooo:rsid="0021511e" officeooo:paragraph-rsid="0021511e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bold" officeooo:rsid="0021511e" officeooo:paragraph-rsid="00222794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.101cm" fo:margin-bottom="0.101cm" style:contextual-spacing="false" fo:line-height="100%" fo:text-align="center" style:justify-single-word="false" fo:break-before="page"/>
      <style:text-properties style:font-name="Alef" fo:font-size="11pt" fo:font-weight="bold" officeooo:rsid="0021511e" officeooo:paragraph-rsid="0021511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bold" officeooo:rsid="002a58b6" officeooo:paragraph-rsid="002a58b6" style:font-size-asian="11pt" style:font-weight-asian="bold" style:font-size-complex="11pt" style:font-weight-complex="bold"/>
    </style:style>
    <style:style style:name="P21" style:family="paragraph" style:parent-style-name="Standard" style:list-style-name="L42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bold" officeooo:rsid="002a58b6" officeooo:paragraph-rsid="002a58b6" style:font-size-asian="11pt" style:font-weight-asian="bold" style:font-size-complex="11pt" style:font-weight-complex="bold"/>
    </style:style>
    <style:style style:name="P22" style:family="paragraph" style:parent-style-name="Standard" style:list-style-name="L44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bold" officeooo:rsid="002a58b6" officeooo:paragraph-rsid="002a58b6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rsid="001bc0c8" officeooo:paragraph-rsid="001bc0c8" style:font-size-asian="11pt" style:font-size-complex="11pt"/>
    </style:style>
    <style:style style:name="P24" style:family="paragraph" style:parent-style-name="Standard" style:list-style-name="L3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bc0c8" style:font-size-asian="11pt" style:font-size-complex="11pt"/>
    </style:style>
    <style:style style:name="P25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bc0c8" style:font-size-asian="11pt" style:font-size-complex="11pt"/>
    </style:style>
    <style:style style:name="P26" style:family="paragraph" style:parent-style-name="Standard" style:list-style-name="L4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bc0c8" style:font-size-asian="11pt" style:font-size-complex="11pt"/>
    </style:style>
    <style:style style:name="P27" style:family="paragraph" style:parent-style-name="Standard" style:list-style-name="L5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bc0c8" style:font-size-asian="11pt" style:font-size-complex="11pt"/>
    </style:style>
    <style:style style:name="P28" style:family="paragraph" style:parent-style-name="Standard" style:list-style-name="L1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bc0c8" style:font-size-asian="11pt" style:font-size-complex="11pt"/>
    </style:style>
    <style:style style:name="P29" style:family="paragraph" style:parent-style-name="Standard" style:list-style-name="L2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bc0c8" style:font-size-asian="11pt" style:font-size-complex="11pt"/>
    </style:style>
    <style:style style:name="P30" style:family="paragraph" style:parent-style-name="Standard" style:list-style-name="L7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bc0c8" style:font-size-asian="11pt" style:font-size-complex="11pt"/>
    </style:style>
    <style:style style:name="P31" style:family="paragraph" style:parent-style-name="Standard" style:list-style-name="L8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bc0c8" style:font-size-asian="11pt" style:font-size-complex="11pt"/>
    </style:style>
    <style:style style:name="P32" style:family="paragraph" style:parent-style-name="Standard" style:list-style-name="L8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cb1b4" style:font-size-asian="11pt" style:font-size-complex="11pt"/>
    </style:style>
    <style:style style:name="P33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cb1b4" style:font-size-asian="11pt" style:font-size-complex="11pt"/>
    </style:style>
    <style:style style:name="P34" style:family="paragraph" style:parent-style-name="Standard" style:list-style-name="L9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cb1b4" style:font-size-asian="11pt" style:font-size-complex="11pt"/>
    </style:style>
    <style:style style:name="P35" style:family="paragraph" style:parent-style-name="Standard" style:list-style-name="L12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e5894" style:font-size-asian="11pt" style:font-size-complex="11pt"/>
    </style:style>
    <style:style style:name="P36" style:family="paragraph" style:parent-style-name="Standard" style:list-style-name="L13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e5894" style:font-size-asian="11pt" style:font-size-complex="11pt"/>
    </style:style>
    <style:style style:name="P37" style:family="paragraph" style:parent-style-name="Standard" style:list-style-name="L14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paragraph-rsid="001e5894" style:font-size-asian="11pt" style:font-size-complex="11pt"/>
    </style:style>
    <style:style style:name="P38" style:family="paragraph" style:parent-style-name="Standard" style:list-style-name="L16">
      <style:paragraph-properties fo:margin-top="0.201cm" fo:margin-bottom="0.201cm" style:contextual-spacing="false" fo:line-height="100%" fo:text-align="justify" style:justify-single-word="false"/>
      <style:text-properties style:font-name="Alef" fo:font-size="11pt" officeooo:paragraph-rsid="00222794" style:font-size-asian="11pt" style:font-size-complex="11pt"/>
    </style:style>
    <style:style style:name="P39" style:family="paragraph" style:parent-style-name="Standard" style:list-style-name="L29">
      <style:paragraph-properties fo:margin-top="0.201cm" fo:margin-bottom="0.201cm" style:contextual-spacing="false" fo:line-height="100%" fo:text-align="justify" style:justify-single-word="false"/>
      <style:text-properties style:font-name="Alef" fo:font-size="11pt" officeooo:paragraph-rsid="0024a497" style:font-size-asian="11pt" style:font-size-complex="11pt"/>
    </style:style>
    <style:style style:name="P40" style:family="paragraph" style:parent-style-name="Standard" style:list-style-name="L30">
      <style:paragraph-properties fo:margin-top="0.201cm" fo:margin-bottom="0.201cm" style:contextual-spacing="false" fo:line-height="100%" fo:text-align="justify" style:justify-single-word="false"/>
      <style:text-properties style:font-name="Alef" fo:font-size="11pt" officeooo:paragraph-rsid="0024a497" style:font-size-asian="11pt" style:font-size-complex="11pt"/>
    </style:style>
    <style:style style:name="P41" style:family="paragraph" style:parent-style-name="Standard" style:list-style-name="L31">
      <style:paragraph-properties fo:margin-top="0.201cm" fo:margin-bottom="0.201cm" style:contextual-spacing="false" fo:line-height="100%" fo:text-align="justify" style:justify-single-word="false"/>
      <style:text-properties style:font-name="Alef" fo:font-size="11pt" officeooo:paragraph-rsid="0024a497" style:font-size-asian="11pt" style:font-size-complex="11pt"/>
    </style:style>
    <style:style style:name="P42" style:family="paragraph" style:parent-style-name="Standard">
      <style:paragraph-properties fo:margin-top="0.201cm" fo:margin-bottom="0.201cm" style:contextual-spacing="false" fo:line-height="100%" fo:text-align="justify" style:justify-single-word="false"/>
      <style:text-properties style:font-name="Alef" fo:font-size="11pt" officeooo:paragraph-rsid="0024a497" style:font-size-asian="11pt" style:font-size-complex="11pt"/>
    </style:style>
    <style:style style:name="P43" style:family="paragraph" style:parent-style-name="Standard" style:list-style-name="L32">
      <style:paragraph-properties fo:margin-top="0.201cm" fo:margin-bottom="0.201cm" style:contextual-spacing="false" fo:line-height="100%" fo:text-align="justify" style:justify-single-word="false"/>
      <style:text-properties style:font-name="Alef" fo:font-size="11pt" officeooo:paragraph-rsid="0024a497" style:font-size-asian="11pt" style:font-size-complex="11pt"/>
    </style:style>
    <style:style style:name="P44" style:family="paragraph" style:parent-style-name="Standard" style:list-style-name="L33">
      <style:paragraph-properties fo:margin-top="0.201cm" fo:margin-bottom="0.201cm" style:contextual-spacing="false" fo:line-height="100%" fo:text-align="justify" style:justify-single-word="false"/>
      <style:text-properties style:font-name="Alef" fo:font-size="11pt" officeooo:paragraph-rsid="0024a497" style:font-size-asian="11pt" style:font-size-complex="11pt"/>
    </style:style>
    <style:style style:name="P45" style:family="paragraph" style:parent-style-name="Standard" style:list-style-name="L33">
      <style:paragraph-properties fo:margin-top="0.201cm" fo:margin-bottom="0.201cm" style:contextual-spacing="false" fo:line-height="100%" fo:text-align="justify" style:justify-single-word="false"/>
      <style:text-properties style:font-name="Alef" fo:font-size="11pt" officeooo:paragraph-rsid="0027928f" style:font-size-asian="11pt" style:font-size-complex="11pt"/>
    </style:style>
    <style:style style:name="P46" style:family="paragraph" style:parent-style-name="Standard" style:list-style-name="L34">
      <style:paragraph-properties fo:margin-top="0.201cm" fo:margin-bottom="0.201cm" style:contextual-spacing="false" fo:line-height="100%" fo:text-align="justify" style:justify-single-word="false"/>
      <style:text-properties style:font-name="Alef" fo:font-size="11pt" officeooo:paragraph-rsid="0024a497" style:font-size-asian="11pt" style:font-size-complex="11pt"/>
    </style:style>
    <style:style style:name="P47" style:family="paragraph" style:parent-style-name="Standard" style:list-style-name="L34">
      <style:paragraph-properties fo:margin-top="0.201cm" fo:margin-bottom="0.201cm" style:contextual-spacing="false" fo:line-height="100%" fo:text-align="justify" style:justify-single-word="false"/>
      <style:text-properties style:font-name="Alef" fo:font-size="11pt" officeooo:paragraph-rsid="00287fd7" style:font-size-asian="11pt" style:font-size-complex="11pt"/>
    </style:style>
    <style:style style:name="P48" style:family="paragraph" style:parent-style-name="Standard" style:list-style-name="L10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rsid="001e5894" officeooo:paragraph-rsid="001e5894" style:font-size-asian="11pt" style:font-size-complex="11pt"/>
    </style:style>
    <style:style style:name="P49" style:family="paragraph" style:parent-style-name="Standard" style:list-style-name="L14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rsid="001e5894" officeooo:paragraph-rsid="001e5894" style:font-size-asian="11pt" style:font-size-complex="11pt"/>
    </style:style>
    <style:style style:name="P50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officeooo:rsid="0021511e" officeooo:paragraph-rsid="0021511e" style:font-size-asian="11pt" style:font-size-complex="11pt"/>
    </style:style>
    <style:style style:name="P51" style:family="paragraph" style:parent-style-name="Standard" style:list-style-name="L34">
      <style:paragraph-properties fo:margin-top="0.201cm" fo:margin-bottom="0.201cm" style:contextual-spacing="false" fo:line-height="100%" fo:text-align="justify" style:justify-single-word="false"/>
      <style:text-properties style:font-name="Alef" fo:font-size="11pt" officeooo:rsid="00287fd7" officeooo:paragraph-rsid="00287fd7" style:font-size-asian="11pt" style:font-size-complex="11pt"/>
    </style:style>
    <style:style style:name="P52" style:family="paragraph" style:parent-style-name="Standard" style:list-style-name="L2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normal" officeooo:rsid="001bc0c8" officeooo:paragraph-rsid="001bc0c8" style:font-size-asian="11pt" style:font-weight-asian="normal" style:font-size-complex="11pt" style:font-weight-complex="normal"/>
    </style:style>
    <style:style style:name="P53" style:family="paragraph" style:parent-style-name="Standard" style:list-style-name="L6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normal" officeooo:paragraph-rsid="001bc0c8" style:font-size-asian="11pt" style:font-weight-asian="normal" style:font-size-complex="11pt" style:font-weight-complex="normal"/>
    </style:style>
    <style:style style:name="P54" style:family="paragraph" style:parent-style-name="Standard" style:list-style-name="L18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paragraph-rsid="0024a497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paragraph-rsid="0024a497" style:font-size-asian="11pt" style:font-weight-asian="normal" style:font-size-complex="11pt" style:font-weight-complex="normal"/>
    </style:style>
    <style:style style:name="P56" style:family="paragraph" style:parent-style-name="Standard" style:list-style-name="L19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paragraph-rsid="0024a497" style:font-size-asian="11pt" style:font-weight-asian="normal" style:font-size-complex="11pt" style:font-weight-complex="normal"/>
    </style:style>
    <style:style style:name="P57" style:family="paragraph" style:parent-style-name="Standard" style:list-style-name="L21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paragraph-rsid="0024a497" style:font-size-asian="11pt" style:font-weight-asian="normal" style:font-size-complex="11pt" style:font-weight-complex="normal"/>
    </style:style>
    <style:style style:name="P58" style:family="paragraph" style:parent-style-name="Standard" style:list-style-name="L23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paragraph-rsid="0024a497" style:font-size-asian="11pt" style:font-weight-asian="normal" style:font-size-complex="11pt" style:font-weight-complex="normal"/>
    </style:style>
    <style:style style:name="P59" style:family="paragraph" style:parent-style-name="Standard" style:list-style-name="L26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paragraph-rsid="0024a497" style:font-size-asian="11pt" style:font-weight-asian="normal" style:font-size-complex="11pt" style:font-weight-complex="normal"/>
    </style:style>
    <style:style style:name="P60" style:family="paragraph" style:parent-style-name="Standard" style:list-style-name="L32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paragraph-rsid="0024a497" style:font-size-asian="11pt" style:font-weight-asian="normal" style:font-size-complex="11pt" style:font-weight-complex="normal"/>
    </style:style>
    <style:style style:name="P61" style:family="paragraph" style:parent-style-name="Standard" style:list-style-name="L33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paragraph-rsid="0024a497" style:font-size-asian="11pt" style:font-weight-asian="normal" style:font-size-complex="11pt" style:font-weight-complex="normal"/>
    </style:style>
    <style:style style:name="P62" style:family="paragraph" style:parent-style-name="Standard" style:list-style-name="L34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paragraph-rsid="0024a497" style:font-size-asian="11pt" style:font-weight-asian="normal" style:font-size-complex="11pt" style:font-weight-complex="normal"/>
    </style:style>
    <style:style style:name="P63" style:family="paragraph" style:parent-style-name="Standard" style:list-style-name="L11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normal" officeooo:rsid="001e5894" officeooo:paragraph-rsid="001e5894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normal" officeooo:rsid="001e5894" officeooo:paragraph-rsid="001e5894" style:font-size-asian="11pt" style:font-weight-asian="normal" style:font-size-complex="11pt" style:font-weight-complex="normal"/>
    </style:style>
    <style:style style:name="P65" style:family="paragraph" style:parent-style-name="Standard" style:list-style-name="L15">
      <style:paragraph-properties fo:margin-top="0.101cm" fo:margin-bottom="0.101cm" style:contextual-spacing="false" fo:line-height="100%" fo:text-align="justify" style:justify-single-word="false"/>
      <style:text-properties style:font-name="Alef" fo:font-size="11pt" fo:font-weight="normal" officeooo:rsid="0021511e" officeooo:paragraph-rsid="00222794" style:font-size-asian="11pt" style:font-weight-asian="normal" style:font-size-complex="11pt" style:font-weight-complex="normal"/>
    </style:style>
    <style:style style:name="P66" style:family="paragraph" style:parent-style-name="Standard" style:list-style-name="L16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rsid="0021511e" officeooo:paragraph-rsid="00222794" style:font-size-asian="11pt" style:font-weight-asian="normal" style:font-size-complex="11pt" style:font-weight-complex="normal"/>
    </style:style>
    <style:style style:name="P67" style:family="paragraph" style:parent-style-name="Standard" style:list-style-name="L35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rsid="002a58b6" officeooo:paragraph-rsid="002a58b6" style:font-size-asian="11pt" style:font-weight-asian="normal" style:font-size-complex="11pt" style:font-weight-complex="normal"/>
    </style:style>
    <style:style style:name="P68" style:family="paragraph" style:parent-style-name="Standard" style:list-style-name="L37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rsid="002a58b6" officeooo:paragraph-rsid="002a58b6" style:font-size-asian="11pt" style:font-weight-asian="normal" style:font-size-complex="11pt" style:font-weight-complex="normal"/>
    </style:style>
    <style:style style:name="P69" style:family="paragraph" style:parent-style-name="Standard" style:list-style-name="L38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rsid="002a58b6" officeooo:paragraph-rsid="002a58b6" style:font-size-asian="11pt" style:font-weight-asian="normal" style:font-size-complex="11pt" style:font-weight-complex="normal"/>
    </style:style>
    <style:style style:name="P70" style:family="paragraph" style:parent-style-name="Standard" style:list-style-name="L43">
      <style:paragraph-properties fo:margin-top="0.201cm" fo:margin-bottom="0.201cm" style:contextual-spacing="false" fo:line-height="100%" fo:text-align="justify" style:justify-single-word="false"/>
      <style:text-properties style:font-name="Alef" fo:font-size="11pt" fo:font-weight="normal" officeooo:rsid="002a58b6" officeooo:paragraph-rsid="002a58b6" style:font-size-asian="11pt" style:font-weight-asian="normal" style:font-size-complex="11pt" style:font-weight-complex="normal"/>
    </style:style>
    <style:style style:name="P71" style:family="paragraph" style:parent-style-name="Standard" style:list-style-name="L39">
      <style:paragraph-properties fo:margin-top="0.201cm" fo:margin-bottom="0.201cm" style:contextual-spacing="false" fo:line-height="100%" fo:text-align="justify" style:justify-single-word="false"/>
      <style:text-properties officeooo:paragraph-rsid="002a58b6"/>
    </style:style>
    <style:style style:name="P72" style:family="paragraph" style:parent-style-name="Standard" style:list-style-name="L45">
      <style:paragraph-properties fo:margin-top="0.201cm" fo:margin-bottom="0.201cm" style:contextual-spacing="false" fo:line-height="100%" fo:text-align="justify" style:justify-single-word="false"/>
      <style:text-properties officeooo:paragraph-rsid="002a58b6"/>
    </style:style>
    <style:style style:name="T1" style:family="text">
      <style:text-properties officeooo:rsid="001bc0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c0c8" style:font-weight-asian="bold" style:font-weight-complex="bold"/>
    </style:style>
    <style:style style:name="T4" style:family="text">
      <style:text-properties fo:font-weight="bold" officeooo:rsid="001e5894" style:font-weight-asian="bold" style:font-weight-complex="bold"/>
    </style:style>
    <style:style style:name="T5" style:family="text">
      <style:text-properties fo:font-weight="bold" officeooo:rsid="001fa47c" style:font-weight-asian="bold" style:font-weight-complex="bold"/>
    </style:style>
    <style:style style:name="T6" style:family="text">
      <style:text-properties fo:font-weight="bold" officeooo:rsid="00222794" style:font-weight-asian="bold" style:font-weight-complex="bold"/>
    </style:style>
    <style:style style:name="T7" style:family="text">
      <style:text-properties fo:font-weight="bold" officeooo:rsid="0021511e" style:font-weight-asian="bold" style:font-weight-complex="bold"/>
    </style:style>
    <style:style style:name="T8" style:family="text">
      <style:text-properties fo:font-weight="bold" officeooo:rsid="00287fd7" style:font-weight-asian="bold" style:font-weight-complex="bold"/>
    </style:style>
    <style:style style:name="T9" style:family="text">
      <style:text-properties style:font-name="Alef" fo:font-size="11pt" fo:font-weight="bold" officeooo:rsid="002a58b6" style:font-size-asian="11pt" style:font-weight-asian="bold" style:font-size-complex="11pt" style:font-weight-complex="bold"/>
    </style:style>
    <style:style style:name="T10" style:family="text">
      <style:text-properties style:font-name="Alef" fo:font-size="11pt" fo:font-weight="bold" officeooo:rsid="002c2151" style:font-size-asian="11pt" style:font-weight-asian="bold" style:font-size-complex="11pt" style:font-weight-complex="bold"/>
    </style:style>
    <style:style style:name="T11" style:family="text">
      <style:text-properties style:font-name="Alef" fo:font-size="11pt" fo:font-weight="normal" style:font-size-asian="11pt" style:font-weight-asian="normal" style:font-size-complex="11pt" style:font-weight-complex="normal"/>
    </style:style>
    <style:style style:name="T12" style:family="text">
      <style:text-properties style:font-name="Alef" fo:font-size="11pt" fo:font-weight="normal" officeooo:rsid="002a58b6" style:font-size-asian="11pt" style:font-weight-asian="normal" style:font-size-complex="11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bc0c8" style:font-weight-asian="normal" style:font-weight-complex="normal"/>
    </style:style>
    <style:style style:name="T15" style:family="text">
      <style:text-properties fo:font-weight="normal" officeooo:rsid="001e5894" style:font-weight-asian="normal" style:font-weight-complex="normal"/>
    </style:style>
    <style:style style:name="T16" style:family="text">
      <style:text-properties fo:font-weight="normal" officeooo:rsid="0021511e" style:font-weight-asian="normal" style:font-weight-complex="normal"/>
    </style:style>
    <style:style style:name="T17" style:family="text">
      <style:text-properties officeooo:rsid="001e5894"/>
    </style:style>
    <style:style style:name="T18" style:family="text">
      <style:text-properties officeooo:rsid="0021511e"/>
    </style:style>
    <style:style style:name="T19" style:family="text">
      <style:text-properties officeooo:rsid="00222794"/>
    </style:style>
    <style:style style:name="T20" style:family="text">
      <style:text-properties officeooo:rsid="0024a497"/>
    </style:style>
    <style:style style:name="T21" style:family="text">
      <style:text-properties officeooo:rsid="0027928f"/>
    </style:style>
    <style:style style:name="T22" style:family="text">
      <style:text-properties officeooo:rsid="00287fd7"/>
    </style:style>
    <style:style style:name="T23" style:family="text">
      <style:text-properties officeooo:rsid="002a58b6"/>
    </style:style>
    <style:style style:name="T24" style:family="text">
      <style:text-properties officeooo:rsid="002c215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</text:p>
      <text:p text:style-name="P23"/>
      <text:p text:style-name="P2">Por que medir software? </text:p>
      <text:list text:style-name="L3">
        <text:list-item>
          <text:p text:style-name="P24">Melhorar a gerência de projetos e o relacionamento com clientes;</text:p>
        </text:list-item>
        <text:list-item>
          <text:p text:style-name="P24">Reduzir frustrações e pressões de cronograma;</text:p>
        </text:list-item>
        <text:list-item>
          <text:p text:style-name="P24">Gerenciar contratos de software;</text:p>
        </text:list-item>
      </text:list>
      <text:p text:style-name="P25"/>
      <text:p text:style-name="P3">Medida </text:p>
      <text:list xml:id="list1801296108" text:style-name="L4">
        <text:list-item>
          <text:p text:style-name="P26">É a quantificação de dados em um padrão e qualidade aceitáveis (exatidão, completude, consistência, temporalidade).</text:p>
        </text:list-item>
        <text:list-item>
          <text:p text:style-name="P26">É a avaliação de uma grandeza por meio da comparação com outra grandeza da mesma espécie tomada como unidade</text:p>
        </text:list-item>
      </text:list>
      <text:p text:style-name="P25"/>
      <text:p text:style-name="P3">Métrica </text:p>
      <text:list text:style-name="L5">
        <text:list-item>
          <text:p text:style-name="P27">Pode ser entendida como a relação entre duas medidas de grandezas iguais ou diferentes</text:p>
        </text:list-item>
      </text:list>
      <text:p text:style-name="P2">Quanto a aplicação</text:p>
      <text:list text:style-name="L1">
        <text:list-item>
          <text:p text:style-name="P28"><text:span text:style-name="T3">Métricas de processo: </text:span>Elas são usadas para medir a eficiência e eficácia de processos. </text:p>
        </text:list-item>
        <text:list-item>
          <text:p text:style-name="P28"><text:span text:style-name="T3">Métricas de projeto: </text:span>Elas são usadas para quantificar defeitos, custos, cronograma, produtividade e estimativa para vários recursos e entregas de projeto. </text:p>
          <text:p text:style-name="P28"/>
        </text:list-item>
      </text:list>
      <text:p text:style-name="P2">Quanto a orientação</text:p>
      <text:list xml:id="list3045561004" text:style-name="L2">
        <text:list-item>
          <text:p text:style-name="P52"><text:span text:style-name="T2">Métricas orientadas ao tamanho:</text:span> São medidas diretas do software e do processo por meio do qual ele é desenvolvido. Alguns exemplos são: Linhas de código </text:p>
        </text:list-item>
        <text:list-item>
          <text:p text:style-name="P29"><text:span text:style-name="T3">Métricas orientadas à função:</text:span><text:span text:style-name="T14"> São medidas indiretas do software e do processo por meio do qual ele é desenvolvido. </text:span>Concentram-se na funcionalidade ou utilidade do software. Alguns exemplos são: PF (Pontos por Função) e SOD (Speed of Delivery). </text:p>
          <text:p text:style-name="P29"/>
        </text:list-item>
      </text:list>
      <text:p text:style-name="P3">Indicador </text:p>
      <text:list text:style-name="L6">
        <text:list-item>
          <text:p text:style-name="P53">É uma representação de forma simples ou intuitiva de uma métrica ou medida para facilitar sua interpretação quando comparada a uma referência ou alvo. </text:p>
        </text:list-item>
        <text:list-item>
          <text:p text:style-name="P53">Representam informações a partir das quais é possível avaliar uma situação e sua evolução histórica </text:p>
          <text:p text:style-name="P53"/>
        </text:list-item>
      </text:list>
      <text:list text:style-name="L7">
        <text:list-item>
          <text:p text:style-name="P30"><text:span text:style-name="T3">Indicadores de resultado (lagging indicators):</text:span><text:span text:style-name="T14"> são utilizados para medir resultados passados. Monitoram o efeito e não permitem mais alterar um dado resultado. </text:span></text:p>
        </text:list-item>
        <text:list-item>
          <text:p text:style-name="P30"><text:span text:style-name="T3">Indicadores de desempenho (leading indicators):</text:span><text:span text:style-name="T14"> são utilizados para indicar tendências futuras. Monitoram a causa antes do efeito e caracterizam-se pela possibilidade de alterar o curso para o alcance de um resultado. </text:span></text:p>
        </text:list-item>
      </text:list>
      <text:p text:style-name="P25"><text:soft-page-break/>Normalmente são especificados através de um conjunto de informações, como por exemplo: </text:p>
      <text:list text:style-name="L8">
        <text:list-item>
          <text:p text:style-name="P31">Título do indicador </text:p>
        </text:list-item>
        <text:list-item>
          <text:p text:style-name="P31"><text:span text:style-name="T1">S</text:span>igla </text:p>
        </text:list-item>
        <text:list-item>
          <text:p text:style-name="P31">Unidade de medida </text:p>
        </text:list-item>
        <text:list-item>
          <text:p text:style-name="P31">Fonte dos dados </text:p>
        </text:list-item>
        <text:list-item>
          <text:p text:style-name="P31">Período de coleta </text:p>
        </text:list-item>
        <text:list-item>
          <text:p text:style-name="P31">Regra de cálculo </text:p>
        </text:list-item>
        <text:list-item>
          <text:p text:style-name="P31">Forma de coleta </text:p>
        </text:list-item>
        <text:list-item>
          <text:p text:style-name="P31">Meta (valores desejados) </text:p>
        </text:list-item>
        <text:list-item>
          <text:p text:style-name="P32">Forma de interpretação</text:p>
          <text:p text:style-name="P32"/>
        </text:list-item>
      </text:list>
      <text:p text:style-name="P15">Exercícios</text:p>
      <text:p text:style-name="P33">1) Qual a importância de medir software?</text:p>
      <text:p text:style-name="P33">2) O que é uma medida?</text:p>
      <text:p text:style-name="P33">3) O que é uma métrica?</text:p>
      <text:p text:style-name="P33">4) Qual a diferença entre métricas de processo e de projeto?</text:p>
      <text:p text:style-name="P33">5) O que é um indicador?</text:p>
      <text:p text:style-name="P33">6) Qual a diferença entre indicadores de desempenho e de resultado? </text:p>
      <text:p text:style-name="P33"/>
      <text:p text:style-name="P13">Métricas em Projetos Tradicionais </text:p>
      <text:p text:style-name="P4"/>
      <text:p text:style-name="P4">Modelo Tradicional </text:p>
      <text:list text:style-name="L9">
        <text:list-item>
          <text:p text:style-name="P34">Também chamado de ciclo de vida clássico ou Cascata (Waterfall).</text:p>
        </text:list-item>
        <text:list-item>
          <text:p text:style-name="P34">É utilizado quando os requisitos são razoavelmente bem compreendidos, ou seja, o trabalho flui da comunicação até a implantação de um modelo razoavelmente linear </text:p>
        </text:list-item>
      </text:list>
      <text:p text:style-name="P16">Etapas:</text:p>
      <text:list xml:id="list235607118" text:style-name="L10">
        <text:list-item>
          <text:p text:style-name="P48"><text:span text:style-name="T2">Comunicação:</text:span> iniciação do projeto e levantamento de requisitos. </text:p>
        </text:list-item>
        <text:list-item>
          <text:p text:style-name="P48"><text:span text:style-name="T2">Planejamento:</text:span> Estimativas e cronograma. </text:p>
        </text:list-item>
        <text:list-item>
          <text:p text:style-name="P48"><text:span text:style-name="T2">Modelagem:</text:span> Análise e projeto do sistema. </text:p>
        </text:list-item>
        <text:list-item>
          <text:p text:style-name="P48"><text:span text:style-name="T2">Construção:</text:span> Codificação e teste. </text:p>
        </text:list-item>
        <text:list-item>
          <text:p text:style-name="P48"><text:span text:style-name="T2">Implantação:</text:span> Entrega, manutenção e feedback. </text:p>
          <text:p text:style-name="P48"/>
        </text:list-item>
      </text:list>
      <text:p text:style-name="P16">Tipos de métricas:</text:p>
      <text:list text:style-name="L11">
        <text:list-item>
          <text:p text:style-name="P63"><text:span text:style-name="T2">Métricas de qualidade:</text:span> (Ex.: % de testes sem erros por mês) </text:p>
        </text:list-item>
        <text:list-item>
          <text:p text:style-name="P63"><text:span text:style-name="T2">Métricas de desempenho: </text:span>(Ex.: % de andamento do cronograma) </text:p>
        </text:list-item>
        <text:list-item>
          <text:p text:style-name="P63"><text:span text:style-name="T2">Métricas orientadas à função:</text:span> (Ex.: Pontos de função de um sistema) </text:p>
        </text:list-item>
      </text:list>
      <text:p text:style-name="P64"/>
      <text:p text:style-name="P16">Métricas de desempenho</text:p>
      <text:list text:style-name="L12">
        <text:list-item>
          <text:p text:style-name="P35"><text:span text:style-name="T5">EVM</text:span><text:span text:style-name="T4">: </text:span>É o resultado da Análise de Valor Agregado de um projeto <text:span text:style-name="T5">(EVA)</text:span>. </text:p>
        </text:list-item>
        <text:list-item>
          <text:p text:style-name="P35"><text:span text:style-name="T4">EVA: </text:span><text:span text:style-name="T15">É</text:span> um método que permite ao gerente de projeto medir a quantidade de trabalho realmente executada em um projeto e pode ser utilizado na revisão do custo e prazo do cronograma. </text:p>
        </text:list-item>
      </text:list>
      <text:p text:style-name="P5">O EVA é baseado em 3 medidas principais: </text:p>
      <text:list xml:id="list3806360515" text:style-name="L13">
        <text:list-item>
          <text:p text:style-name="P36"><text:span text:style-name="T4">PV: </text:span>É <text:span text:style-name="T17">o planejamento de </text:span>orçamento <text:span text:style-name="T17">gasto </text:span>em uma tarefa até a data atual.</text:p>
        </text:list-item>
        <text:list-item>
          <text:p text:style-name="P36"><text:span text:style-name="T4">EV:</text:span><text:span text:style-name="T17"> </text:span>É <text:span text:style-name="T17">oque foi produzido até a data atual.</text:span></text:p>
        </text:list-item>
        <text:list-item>
          <text:p text:style-name="P36"><text:span text:style-name="T4">AC: </text:span><text:span text:style-name="T15">É oque foi gasto de orçãmento até a data atual.</text:span></text:p>
          <text:p text:style-name="P36"><text:span text:style-name="T15"/></text:p>
        </text:list-item>
      </text:list>
      <text:p text:style-name="P5"><text:span text:style-name="T17">As medidas PV, EV e AC combinadas geram as seguintes métricas: </text:span></text:p>
      <text:list xml:id="list3535390302" text:style-name="L14">
        <text:list-item>
          <text:p text:style-name="P37"><text:span text:style-name="T4">CV: </text:span><text:span text:style-name="T13">É a diferença </text:span><text:span text:style-name="T15">entre o que foi produzido</text:span><text:span text:style-name="T4">(EV) </text:span><text:span text:style-name="T15">e o custo real</text:span><text:span text:style-name="T4">(AC),</text:span><text:span text:style-name="T15"> se for maior que zero, o custo do projeto está abaixo do orçado.</text:span></text:p>
        </text:list-item>
        <text:list-item>
          <text:p text:style-name="P49"><text:span text:style-name="T2">CPI:</text:span><text:span text:style-name="T13"> É a variação entre o que foi produzido</text:span><text:span text:style-name="T2">(EV)</text:span><text:span text:style-name="T13"> e o custo real</text:span><text:span text:style-name="T2">(AC), </text:span><text:span text:style-name="T13">se for maior que um</text:span><text:span text:style-name="T2">, </text:span><text:span text:style-name="T13">o custo do projeto está abaixo do orçado.</text:span></text:p>
        </text:list-item>
        <text:list-item>
          <text:p text:style-name="P49"><text:span text:style-name="T2">SV:</text:span><text:span text:style-name="T13"> É a diferença entre o que foi produzido</text:span><text:span text:style-name="T2">(EV) </text:span><text:span text:style-name="T13">e o custo planejado</text:span><text:span text:style-name="T2">(PV)</text:span><text:span text:style-name="T13">, se for maior que zero, o cronograma do projeto está adiantado.</text:span></text:p>
        </text:list-item>
        <text:list-item>
          <text:p text:style-name="P49"><text:span text:style-name="T2">SPI:</text:span><text:span text:style-name="T13"> É a variação entre o que foi produzido</text:span><text:span text:style-name="T2">(EV)</text:span><text:span text:style-name="T13"> e o custo planejado</text:span><text:span text:style-name="T2">(PV), </text:span><text:span text:style-name="T13">se for maior que um</text:span><text:span text:style-name="T2">, </text:span><text:span text:style-name="T13">o cronograma do projeto está adiantado.</text:span></text:p>
        </text:list-item>
      </text:list>
      <text:p text:style-name="P17"><text:soft-page-break/>Exercícios:</text:p>
      <text:p text:style-name="P50"><text:span text:style-name="T13">1) Quais são as etapas do modelo tradicional de desenvolvimento de sistemas?</text:span></text:p>
      <text:p text:style-name="P50"><text:span text:style-name="T13">2) Quais são os principais tipos de métricas associadas a projetos?</text:span></text:p>
      <text:p text:style-name="P50"><text:span text:style-name="T13">3) O que é EVM?</text:span></text:p>
      <text:p text:style-name="P50"><text:span text:style-name="T13">4) O que é EVA?</text:span></text:p>
      <text:p text:style-name="P50"><text:span text:style-name="T13">5) Quais são as 3 medidas principais do EVA? </text:span></text:p>
      <text:p text:style-name="P50"/>
      <text:p text:style-name="P19">Métricas em Projetos Ágeis </text:p>
      <text:p text:style-name="P17"/>
      <text:p text:style-name="P18">Seguem algumas ferramentas para medição do progresso ou tempo das entregas: </text:p>
      <text:list xml:id="list2279754389" text:style-name="L15">
        <text:list-item>
          <text:p text:style-name="P65">Burndown </text:p>
        </text:list-item>
        <text:list-item>
          <text:p text:style-name="P65">Burnup </text:p>
        </text:list-item>
        <text:list-item>
          <text:p text:style-name="P65">Velocity Chart </text:p>
        </text:list-item>
        <text:list-item>
          <text:p text:style-name="P65">Cumulative flows (CDF)</text:p>
        </text:list-item>
        <text:list-item>
          <text:p text:style-name="P65">Lead time </text:p>
        </text:list-item>
        <text:list-item>
          <text:p text:style-name="P65">Lead time breakdown </text:p>
        </text:list-item>
        <text:list-item>
          <text:p text:style-name="P65">Throughput </text:p>
          <text:p text:style-name="P65"/>
        </text:list-item>
      </text:list>
      <text:list xml:id="list901877135" text:style-name="L16">
        <text:list-item>
          <text:p text:style-name="P66"><text:span text:style-name="T2">Burndown: </text:span>Apresenta dois eixos, onde o eixo horizontal X representa o tempo de uma sprint, e o eixo vertical Y representa o esforço em pontos de história (Story Points) necessário para completar a sprint. <text:span text:style-name="T19">A redução das Story Points concluídas são representadas ao longo do tempo</text:span></text:p>
        </text:list-item>
        <text:list-item>
          <text:p text:style-name="P66"><text:span text:style-name="T2">Burn</text:span><text:span text:style-name="T6">up</text:span><text:span text:style-name="T2">: </text:span>Apresenta dois eixos, onde o eixo horizontal X representa o tempo de uma sprint, e o eixo vertical Y representa o esforço em pontos de história (Story Points) necessário para completar a sprint. <text:span text:style-name="T19">O acúmulo das Story Points concluídas são representadas ao longo do tempo</text:span></text:p>
        </text:list-item>
        <text:list-item>
          <text:p text:style-name="P66"><text:span text:style-name="T2">Velocity Chart:</text:span> Apresenta a quantidade de pontos de história (Story Points) concluídos em cada Sprint. A velocidade da equipe é calculada pela média das Story Points concluídas em um determinado período, e pode ser utilizada para prever a quantidade de Story Points que poderão ser concluídas em uma nova Sprint. </text:p>
        </text:list-item>
        <text:list-item>
          <text:p text:style-name="P38"><text:span text:style-name="T7">Cumulative flows (CDF):</text:span><text:span text:style-name="T16"> Apresenta dois eixos, onde o eixo horizontal representa a unidade de tempo (ex: dias, semanas, sprints, etc.), e o eixo vertical representa o número de itens (ex: total de histórias de usuário) a serem completados. As áreas pintadas representam a evolução das etapas do processo ao longo do tempo. </text:span></text:p>
        </text:list-item>
        <text:list-item>
          <text:p text:style-name="P38"><text:span text:style-name="T7">Lead time:</text:span><text:span text:style-name="T16"> O Lead Time é o Tempo que um item demora para percorrer todo o fluxo até chegar no estado de concluído. O gráfico apresenta no eixo horizontal as atividades concluídas (Ex: User Stories) e o eixo vertical apresenta a quantidade de tempo (ex: dias) que levou para conclui-las. O gráfico demonstra o ritmo de trabalho da equipe. </text:span></text:p>
        </text:list-item>
        <text:list-item>
          <text:p text:style-name="P38"><text:span text:style-name="T7">Lead time breakdown:</text:span><text:span text:style-name="T16"> No eixo horizontal apresenta as atividades concluídas (Ex: User Stories) e o eixo vertical apresenta a quantidade de tempo (ex: dias) que levou para conclui-las. O gráfico também detalha para cada atividade a proporção de tempo gasto em cada uma das etapas de construção. É útil para identificar quais são as principais razões para determinada atividade estar demorando para ser entregue. </text:span></text:p>
        </text:list-item>
        <text:list-item>
          <text:p text:style-name="P38"><text:span text:style-name="T7">Throughput:</text:span><text:span text:style-name="T16"> Apresenta no eixo horizontal a unidade de tempo (Ex: Semanas) e o eixo vertical apresenta a quantidade de itens (Ex: User Stories) concluídos na unidade de tempo. </text:span></text:p>
        </text:list-item>
      </text:list>
      <text:p text:style-name="P14"><text:soft-page-break/><text:span text:style-name="T18">Análise de Pontos de Função </text:span></text:p>
      <text:p text:style-name="P6"><text:span text:style-name="T18">Objetivos:</text:span></text:p>
      <text:list text:style-name="L17">
        <text:list-item>
          <text:p text:style-name="P7"><text:span text:style-name="T16">Medir a funcionalidade que o usuário solicita e recebe. <text:s/></text:span></text:p>
        </text:list-item>
        <text:list-item>
          <text:p text:style-name="P7"><text:span text:style-name="T16">Medir o desenvolvimento e a manutenção de software de forma independente da tecnologia utilizada para sua implementação. </text:span></text:p>
        </text:list-item>
      </text:list>
      <text:p text:style-name="P6"><text:span text:style-name="T18">Padronização:</text:span></text:p>
      <text:list text:style-name="L18">
        <text:list-item>
          <text:p text:style-name="P54"><text:span text:style-name="T18">O processo de medição de pontos de função é padronizado pela </text:span><text:span text:style-name="T7">IFPUG</text:span><text:span text:style-name="T18">.</text:span></text:p>
        </text:list-item>
        <text:list-item>
          <text:p text:style-name="P54"><text:span text:style-name="T18">O IFPUG é representado no Brasil pelo BFPUG.</text:span></text:p>
        </text:list-item>
        <text:list-item>
          <text:p text:style-name="P54"><text:span text:style-name="T18">Outro padrão de medição de pontos de função é o NESMA.</text:span></text:p>
        </text:list-item>
      </text:list>
      <text:p text:style-name="P55"><text:span text:style-name="T7">Processo de medição:</text:span></text:p>
      <text:list text:style-name="L19">
        <text:list-item>
          <text:p text:style-name="P56"><text:span text:style-name="T18">Deve ser simples o suficiente para minimizar o trabalho adicional envolvido no processo de medição. <text:s text:c="2"/></text:span></text:p>
        </text:list-item>
        <text:list-item>
          <text:p text:style-name="P56"><text:span text:style-name="T18">Deve ser uma medida consistente entre vários projetos e organizações, ou seja, pessoas diferentes medindo o mesmo projeto devem encontrar resultados similares. </text:span></text:p>
        </text:list-item>
      </text:list>
      <text:p text:style-name="P6"><text:span text:style-name="T18">Usuário:</text:span></text:p>
      <text:list text:style-name="L20">
        <text:list-item>
          <text:p text:style-name="P8"><text:span text:style-name="T16">o conceito de usuário não está restrito apenas à pessoa física que usa o software. Usuário é qualquer pessoa ou coisa que interaja (envia ou receba dados) com a aplicação.</text:span><text:span text:style-name="T18"> </text:span></text:p>
        </text:list-item>
      </text:list>
      <text:p text:style-name="P6"><text:span text:style-name="T18">Benefícios:</text:span></text:p>
      <text:list text:style-name="L21">
        <text:list-item>
          <text:p text:style-name="P57"><text:span text:style-name="T18">Um meio de estimar custo e recursos para o desenvolvimento e manutenção de software.</text:span></text:p>
        </text:list-item>
        <text:list-item>
          <text:p text:style-name="P57"><text:span text:style-name="T18">Uma ferramenta para fundamentar a negociação de contratos. </text:span></text:p>
        </text:list-item>
        <text:list-item>
          <text:p text:style-name="P57"><text:span text:style-name="T18">Apoiar os gerentes de projeto no gerenciamento de escopo de projetos. <text:s text:c="2"/></text:span></text:p>
        </text:list-item>
      </text:list>
      <text:p text:style-name="P6"><text:span text:style-name="T18">Processo da contagem de pontos de função </text:span></text:p>
      <text:list text:style-name="L22">
        <text:list-item>
          <text:p text:style-name="P9"><text:span text:style-name="T18">Reunir a documentação disponível, </text:span><text:span text:style-name="T20">a </text:span><text:span text:style-name="T18">documentação ideal deve:</text:span></text:p>
        </text:list-item>
      </text:list>
      <text:list text:style-name="L23">
        <text:list-item>
          <text:list>
            <text:list-item>
              <text:p text:style-name="P58"><text:span text:style-name="T18">Descrever a funcionalidade entregue pelo software;</text:span></text:p>
            </text:list-item>
            <text:list-item>
              <text:p text:style-name="P58"><text:span text:style-name="T18">Descrever a funcionalidade que é impactada pelo projeto de software medido.</text:span></text:p>
            </text:list-item>
          </text:list>
        </text:list-item>
      </text:list>
      <text:list text:style-name="L25">
        <text:list-item>
          <text:p text:style-name="P10"><text:span text:style-name="T20">Exemplos:</text:span><text:span text:style-name="T18"> </text:span></text:p>
        </text:list-item>
      </text:list>
      <text:list text:style-name="L26">
        <text:list-item>
          <text:list>
            <text:list-item>
              <text:p text:style-name="P59"><text:span text:style-name="T18">Modelos de dados/objetos; </text:span></text:p>
            </text:list-item>
            <text:list-item>
              <text:p text:style-name="P59"><text:span text:style-name="T18">Diagramas de classe; </text:span></text:p>
            </text:list-item>
            <text:list-item>
              <text:p text:style-name="P59"><text:span text:style-name="T18">Diagramas de fluxo de dados; </text:span></text:p>
            </text:list-item>
            <text:list-item>
              <text:p text:style-name="P59"><text:soft-page-break/><text:span text:style-name="T18">Casos de uso; </text:span></text:p>
            </text:list-item>
            <text:list-item>
              <text:p text:style-name="P59"><text:span text:style-name="T18">Descrições procedurais; </text:span></text:p>
            </text:list-item>
            <text:list-item>
              <text:p text:style-name="P59"><text:span text:style-name="T18">Layout de relatório e telas; </text:span></text:p>
            </text:list-item>
            <text:list-item>
              <text:p text:style-name="P59"><text:span text:style-name="T18">Manuais de usuário. </text:span></text:p>
            </text:list-item>
          </text:list>
        </text:list-item>
      </text:list>
      <text:list text:style-name="L27">
        <text:list-item>
          <text:p text:style-name="P11"><text:span text:style-name="T18">Identificar o propósito da contagem, </text:span><text:span text:style-name="T20">p</text:span><text:span text:style-name="T18">ode ser dividida em: </text:span></text:p>
        </text:list-item>
      </text:list>
      <text:list xml:id="list447504641" text:style-name="L28">
        <text:list-item>
          <text:list>
            <text:list-item>
              <text:p text:style-name="P12"><text:span text:style-name="T18">Determinar o tipo de contagem, </text:span><text:span text:style-name="T20">divídidos em 3 tipos:</text:span><text:span text:style-name="T18"> </text:span></text:p>
            </text:list-item>
          </text:list>
        </text:list-item>
      </text:list>
      <text:list xml:id="list1161260255" text:style-name="L29">
        <text:list-item>
          <text:p text:style-name="P39"><text:span text:style-name="T7">Contagem de um projeto de desenvolvimento:</text:span><text:span text:style-name="T18"> Mede a funcionalidade fornecida aos usuários finais do software quando da sua primeira instalação, além de possíveis migrações de dados. </text:span></text:p>
        </text:list-item>
        <text:list-item>
          <text:p text:style-name="P39"><text:span text:style-name="T7">Contagem de um projeto de melhoria:</text:span><text:span text:style-name="T18"> Mede as funções adicionadas, modificadas ou excluídas do sistema pelo projeto de melhoria, além de possíveis migrações de dados. </text:span></text:p>
        </text:list-item>
        <text:list-item>
          <text:p text:style-name="P39"><text:span text:style-name="T7">Contagem de uma aplicação:</text:span><text:span text:style-name="T18"> Mede a funcionalidade fornecida aos usuários por uma aplicação instalada </text:span></text:p>
        </text:list-item>
      </text:list>
      <text:list xml:id="list81307636887998" text:continue-list="list447504641" text:style-name="L28">
        <text:list-item>
          <text:list>
            <text:list-item>
              <text:p text:style-name="P12"><text:span text:style-name="T18">Determinar o escopo da contagem </text:span></text:p>
            </text:list-item>
          </text:list>
        </text:list-item>
      </text:list>
      <text:list xml:id="list1095816949" text:style-name="L30">
        <text:list-item>
          <text:p text:style-name="P40"><text:span text:style-name="T16">O escopo define quais funções serão incluídas na contagem, se ela abrangerá um ou mais sistemas ou apenas parte de um sistema. Assim, o escopo pode abranger:</text:span></text:p>
          <text:list>
            <text:list-item>
              <text:p text:style-name="P40"><text:span text:style-name="T16">Todas as funcionalidades disponíveis; </text:span></text:p>
            </text:list-item>
            <text:list-item>
              <text:p text:style-name="P40"><text:span text:style-name="T16">Apenas as funcionalidades efetivamente utilizadas pelo usuário; </text:span></text:p>
            </text:list-item>
            <text:list-item>
              <text:p text:style-name="P40"><text:span text:style-name="T16">Apenas algumas funcionalidades específicas (relatório, transações, etc.). <text:s/></text:span></text:p>
            </text:list-item>
          </text:list>
        </text:list-item>
      </text:list>
      <text:list xml:id="list81308578652817" text:continue-list="list81307636887998" text:style-name="L28">
        <text:list-item>
          <text:list>
            <text:list-item>
              <text:p text:style-name="P12"><text:span text:style-name="T18">Determinar a fronteira da aplicação </text:span></text:p>
            </text:list-item>
          </text:list>
        </text:list-item>
      </text:list>
      <text:list text:style-name="L31">
        <text:list-item>
          <text:p text:style-name="P41">A fronteira da aplicação é a interface conceitual que delimita o software que será medido e o mundo exterior (seus usuários). </text:p>
        </text:list-item>
        <text:list-item>
          <text:p text:style-name="P41">A fronteira deve ser determinada com base no ponto de vista do usuário. </text:p>
        </text:list-item>
        <text:list-item>
          <text:p text:style-name="P41">A fronteira deve ser baseada na separação das funções conforme estabelecido pelos processos de negócio </text:p>
        </text:list-item>
        <text:list-item>
          <text:p text:style-name="P41">Em projetos de melhoria, a fronteira estabelecida no início do projeto deve estar de acordo com a fronteira já estabelecida para a aplicação sendo modificada. </text:p>
        </text:list-item>
      </text:list>
      <text:p text:style-name="P6"/>
      <text:p text:style-name="P6"/>
      <text:p text:style-name="P6"/>
      <text:p text:style-name="P6"><text:soft-page-break/>Medir funções de dados </text:p>
      <text:list text:style-name="L32">
        <text:list-item>
          <text:p text:style-name="P60">As funções do tipo dado representam as funcionalidades fornecidas pelo sistema ao usuário para atender a suas necessidades de armazenamento de dados. São classificadas em: </text:p>
          <text:list>
            <text:list-item>
              <text:p text:style-name="P43"><text:span text:style-name="T2">Arquivo Lógico Interno (ALI):</text:span><text:span text:style-name="T13"> </text:span>É um grupo logicamente relacionado de dados, reconhecido pelo usuário, mantido dentro da fronteira da aplicação sendo contada. Sua principal intenção é armazenar dados mantidos através de uma ou mais transações da aplicação sendo contada. Ex: dados de entrada e saída de um trabalhador. </text:p>
            </text:list-item>
            <text:list-item>
              <text:p text:style-name="P43"><text:span text:style-name="T2">Arquivo de Interface Externa (AIE): </text:span>É um grupo logicamente relacionado de dados, reconhecido pelo usuário, mantidos fora da fronteira da aplicação sendo contada. Sua principal intenção é armazenar dados referenciados através de uma ou mais transações da aplicação sendo contada. Ex: dados do trabalhador contido no sistema de controle de ponto. </text:p>
            </text:list-item>
          </text:list>
        </text:list-item>
      </text:list>
      <text:p text:style-name="P6">Medir funções de Transação </text:p>
      <text:list text:style-name="L33">
        <text:list-item>
          <text:p text:style-name="P61">As funções do tipo transação representam os requisitos de processamento fornecidos pelo sistema ao usuário. São classificadas em: </text:p>
          <text:list>
            <text:list-item>
              <text:p text:style-name="P44"><text:span text:style-name="T2">Entrada Externa (EE): </text:span>É uma transação que processa dados ou informações de controle originados de fora da fronteira da aplicação. <text:span text:style-name="T13">Ex: incluir cliente, alterar cliente, excluir cliente. </text:span></text:p>
            </text:list-item>
            <text:list-item>
              <text:p text:style-name="P45"><text:span text:style-name="T2">Consulta Externa (CE): </text:span>É uma transação que envia dados ou informações de controle para fora da fronteira da aplicação. <text:span text:style-name="T21">Sem realização de cálculos ou manipulação nos dados.</text:span></text:p>
            </text:list-item>
            <text:list-item>
              <text:p text:style-name="P44"><text:span text:style-name="T2">Saída Externa (SE):<text:tab/></text:span>É uma transação que apresenta dado ao usuário ou envia dados ou informações de controle para fora da fronteira da aplicação. <text:span text:style-name="T21">Com realização de cálculo ou manipulação de dados.</text:span> </text:p>
            </text:list-item>
          </text:list>
        </text:list-item>
      </text:list>
      <text:p text:style-name="P6">Calcular o tamanho funcional </text:p>
      <text:list xml:id="list698457861" text:style-name="L34">
        <text:list-item>
          <text:p text:style-name="P62">A complexidade das funções <text:span text:style-name="T24">pode ser baixa, média ou alta e</text:span> do tipo <text:span text:style-name="T24">de</text:span> dados <text:span text:style-name="T2">(ALI ou AIE)</text:span> é determinada pela quantidade de dois parâmetros: </text:p>
          <text:list>
            <text:list-item>
              <text:p text:style-name="P62"><text:span text:style-name="T2">Tipos de Dados (TD):</text:span> campo único, reconhecido pelo usuário e não repetido, <text:span text:style-name="T21">seria cada atributo de uma tabela.</text:span></text:p>
            </text:list-item>
            <text:list-item>
              <text:p text:style-name="P46"><text:span text:style-name="T2">Tipos de Registros (TR):</text:span><text:span text:style-name="T13"> </text:span>subgrupos de dados, reconhecido pelo usuário, componente de um ALI ou AIE. a tabela reconhecida pelo usuário e as demais se tornam tipos de registro. </text:p>
            </text:list-item>
          </text:list>
        </text:list-item>
      </text:list>
      <text:p text:style-name="P42"/>
      <text:p text:style-name="P42"/>
      <text:list xml:id="list81307836732991" text:continue-numbering="true" text:style-name="L34">
        <text:list-item>
          <text:p text:style-name="P51"><text:soft-page-break/>A complexidade das funções do tipo transação <text:span text:style-name="T2">(EE, SE e CE)</text:span> é determinada pela quantidade de dois parâmetros: </text:p>
          <text:list>
            <text:list-item>
              <text:p text:style-name="P47"><text:span text:style-name="T8">Tipos de Dados (TD): </text:span><text:span text:style-name="T22">campo único, reconhecido pelo usuário e não repetido, </text:span>seria cada campo da tela, <text:span text:style-name="T22">grupo de botões, mensagens.</text:span></text:p>
            </text:list-item>
            <text:list-item>
              <text:p text:style-name="P47"><text:span text:style-name="T2">Arquivos Referenciados (AR): </text:span><text:s/><text:span text:style-name="T23">Quantidade de ALI que a transação se comunica</text:span></text:p>
            </text:list-item>
          </text:list>
        </text:list-item>
      </text:list>
      <text:p text:style-name="P20">Fluxo para cáclulo de dados <text:s/>e transações</text:p>
      <text:list text:style-name="L39">
        <text:list-item>
          <text:p text:style-name="P71"><text:span text:style-name="T9">Contagem detalhada:</text:span></text:p>
        </text:list-item>
      </text:list>
      <text:list text:style-name="L35">
        <text:list-item>
          <text:list>
            <text:list-item>
              <text:p text:style-name="P67">Identificar se é ALI ou AIE / EE, CE, SE.</text:p>
            </text:list-item>
            <text:list-item>
              <text:p text:style-name="P67">Identificar a quantidade TD e TR / TD e AR.</text:p>
            </text:list-item>
            <text:list-item>
              <text:p text:style-name="P67">Identificar a complexidade baseado na quantidade de TD e TR / TD e AR.</text:p>
            </text:list-item>
            <text:list-item>
              <text:p text:style-name="P67">Verificar quantos PF valem a complexidade dos dados e transações.</text:p>
            </text:list-item>
          </text:list>
        </text:list-item>
      </text:list>
      <text:list text:style-name="L42">
        <text:list-item>
          <text:p text:style-name="P21">Contagem por estimativa: </text:p>
        </text:list-item>
      </text:list>
      <text:list text:style-name="L43">
        <text:list-item>
          <text:list>
            <text:list-item>
              <text:p text:style-name="P70">Determinar todas as funções de todos os tipos (ALI, AIE, EE, SE, CE). </text:p>
            </text:list-item>
            <text:list-item>
              <text:p text:style-name="P70">Para cada função do tipo dado (ALI, AIE) ter a sua complexidade funcional avaliada como Baixa </text:p>
            </text:list-item>
            <text:list-item>
              <text:p text:style-name="P70">cada função transação (EE, SE, CE) deve ser avaliada como complexidade Média.</text:p>
            </text:list-item>
            <text:list-item>
              <text:p text:style-name="P70">Verificar quantos PF valem a complexidade dos dados e transações.</text:p>
            </text:list-item>
          </text:list>
        </text:list-item>
      </text:list>
      <text:list text:style-name="L44">
        <text:list-item>
          <text:p text:style-name="P22">Contagem indicativa: </text:p>
        </text:list-item>
      </text:list>
      <text:list text:style-name="L45">
        <text:list-item>
          <text:list>
            <text:list-item>
              <text:p text:style-name="P72"><text:span text:style-name="T12">Calcular de acordo com a Fórmula = </text:span><text:span text:style-name="T9">35x ( ALI ) + 15x ( AIE ) </text:span><text:span text:style-name="T10">= PF</text:span></text:p>
            </text:list-item>
          </text:list>
        </text:list-item>
      </text:list>
      <text:p text:style-name="P20">Documentar e reportar o resultado </text:p>
      <text:list text:style-name="L37">
        <text:list-item>
          <text:p text:style-name="P68">O resultado final da contagem deve ser documentado, incluindo: </text:p>
        </text:list-item>
      </text:list>
      <text:list text:style-name="L38">
        <text:list-item>
          <text:list>
            <text:list-item>
              <text:p text:style-name="P69">A documentação utilizada na contagem </text:p>
            </text:list-item>
            <text:list-item>
              <text:p text:style-name="P69">O propósito da contagem </text:p>
            </text:list-item>
            <text:list-item>
              <text:p text:style-name="P69">O tipo da contagem </text:p>
            </text:list-item>
            <text:list-item>
              <text:p text:style-name="P69">O escopo da contagem </text:p>
            </text:list-item>
            <text:list-item>
              <text:p text:style-name="P69">A fronteira da aplicação </text:p>
            </text:list-item>
            <text:list-item>
              <text:p text:style-name="P69">A data e os participantes da contagem </text:p>
            </text:list-item>
            <text:list-item>
              <text:p text:style-name="P69">Identificação das funções de dados e transações com suas respectivas complexidades </text:p>
            </text:list-item>
            <text:list-item>
              <text:p text:style-name="P69">O total de pontos de função identificados para cada função de dados e transações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05:55:38.867000000</meta:creation-date>
    <dc:date>2024-05-14T08:06:36.160000000</dc:date>
    <meta:editing-duration>PT2H10M48S</meta:editing-duration>
    <meta:editing-cycles>16</meta:editing-cycles>
    <meta:generator>LibreOffice/7.4.3.2$Windows_X86_64 LibreOffice_project/1048a8393ae2eeec98dff31b5c133c5f1d08b890</meta:generator>
    <meta:print-date>2024-05-14T08:02:46.525000000</meta:print-date>
    <meta:document-statistic meta:table-count="0" meta:image-count="0" meta:object-count="0" meta:page-count="9" meta:paragraph-count="170" meta:word-count="2198" meta:character-count="13175" meta:non-whitespace-character-count="11158"/>
  </office:meta>
</office:document-meta>
</file>